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Mono" fo:font-size="12pt" officeooo:rsid="00fa462a" officeooo:paragraph-rsid="010cd703" style:font-size-asian="12pt" style:font-size-complex="12pt"/>
    </style:style>
    <style:style style:name="P2" style:family="paragraph" style:parent-style-name="Standard">
      <style:text-properties style:use-window-font-color="true" loext:opacity="0%" style:font-name="Liberation Mono" fo:font-size="12pt" officeooo:rsid="00fa462a" officeooo:paragraph-rsid="00fa462a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Mono" officeooo:paragraph-rsid="01113859"/>
    </style:style>
    <style:style style:name="P4" style:family="paragraph" style:parent-style-name="Standard">
      <style:text-properties style:use-window-font-color="true" loext:opacity="0%" style:font-name="Liberation Mono" fo:font-size="12pt" officeooo:rsid="00d364a1" officeooo:paragraph-rsid="00fedfa1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eration Mono" officeooo:paragraph-rsid="011c46b8"/>
    </style:style>
    <style:style style:name="P6" style:family="paragraph" style:parent-style-name="Standard">
      <style:text-properties style:use-window-font-color="true" loext:opacity="0%" style:font-name="Liberation Mono" fo:font-size="12pt" officeooo:rsid="0100641f" officeooo:paragraph-rsid="0102a34e" style:font-size-asian="12pt" style:font-size-complex="12pt"/>
    </style:style>
    <style:style style:name="P7" style:family="paragraph" style:parent-style-name="Standard">
      <style:text-properties officeooo:paragraph-rsid="011b1b6a"/>
    </style:style>
    <style:style style:name="P8" style:family="paragraph" style:parent-style-name="Standard">
      <style:text-properties style:use-window-font-color="true" loext:opacity="0%" style:font-name="Liberation Mono" fo:font-size="12pt" officeooo:rsid="0100641f" officeooo:paragraph-rsid="010dd4d4" style:font-size-asian="12pt" style:font-size-complex="12pt"/>
    </style:style>
    <style:style style:name="P9" style:family="paragraph" style:parent-style-name="Standard">
      <style:text-properties style:use-window-font-color="true" loext:opacity="0%" style:font-name="Liberation Mono" officeooo:paragraph-rsid="01184fc7"/>
    </style:style>
    <style:style style:name="P10" style:family="paragraph" style:parent-style-name="Standard">
      <style:text-properties style:use-window-font-color="true" loext:opacity="0%" style:font-name="Liberation Mono" fo:font-size="12pt" officeooo:rsid="0100641f" officeooo:paragraph-rsid="01184fc7" style:font-size-asian="12pt" style:font-size-complex="12pt"/>
    </style:style>
    <style:style style:name="T1" style:family="text">
      <style:text-properties fo:font-size="12pt" officeooo:rsid="00fbe71a" style:font-size-asian="12pt" style:font-size-complex="12pt"/>
    </style:style>
    <style:style style:name="T2" style:family="text">
      <style:text-properties fo:font-size="12pt" officeooo:rsid="00d364a1" style:font-size-asian="12pt" style:font-size-complex="12pt"/>
    </style:style>
    <style:style style:name="T3" style:family="text">
      <style:text-properties fo:font-size="12pt" officeooo:rsid="00fc4efb" style:font-size-asian="12pt" style:font-size-complex="12pt"/>
    </style:style>
    <style:style style:name="T4" style:family="text">
      <style:text-properties fo:font-size="12pt" officeooo:rsid="00fa462a" style:font-size-asian="12pt" style:font-size-complex="12pt"/>
    </style:style>
    <style:style style:name="T5" style:family="text">
      <style:text-properties fo:font-size="12pt" officeooo:rsid="00fd4124" style:font-size-asian="12pt" style:font-size-complex="12pt"/>
    </style:style>
    <style:style style:name="T6" style:family="text">
      <style:text-properties fo:font-size="12pt" officeooo:rsid="010cd703" style:font-size-asian="12pt" style:font-size-complex="12pt"/>
    </style:style>
    <style:style style:name="T7" style:family="text">
      <style:text-properties fo:font-variant="normal" fo:text-transform="none" fo:color="#eaecf0" loext:opacity="100%" fo:font-size="12pt" fo:letter-spacing="normal" style:font-size-asian="12pt" style:font-size-complex="12pt"/>
    </style:style>
    <style:style style:name="T8" style:family="text">
      <style:text-properties fo:font-size="12pt" officeooo:rsid="0100641f" style:font-size-asian="12pt" style:font-size-complex="12pt"/>
    </style:style>
    <style:style style:name="T9" style:family="text">
      <style:text-properties fo:font-size="12pt" officeooo:rsid="01061c5f" style:font-size-asian="12pt" style:font-size-complex="12pt"/>
    </style:style>
    <style:style style:name="T10" style:family="text">
      <style:text-properties fo:font-size="12pt" officeooo:rsid="0102a34e" style:font-size-asian="12pt" style:font-size-complex="12pt"/>
    </style:style>
    <style:style style:name="T11" style:family="text">
      <style:text-properties style:use-window-font-color="true" loext:opacity="0%" style:font-name="Liberation Mono"/>
    </style:style>
    <style:style style:name="T12" style:family="text">
      <style:text-properties style:use-window-font-color="true" loext:opacity="0%" style:font-name="Liberation Mono" fo:font-size="12pt" officeooo:rsid="00fa462a" style:font-size-asian="12pt" style:font-size-complex="12pt"/>
    </style:style>
    <style:style style:name="T13" style:family="text">
      <style:text-properties style:use-window-font-color="true" loext:opacity="0%" style:font-name="Liberation Mono" fo:font-size="12pt" officeooo:rsid="0100641f" style:font-size-asian="12pt" style:font-size-complex="12pt"/>
    </style:style>
    <style:style style:name="T14" style:family="text">
      <style:text-properties style:use-window-font-color="true" loext:opacity="0%" style:font-name="Liberation Mono" fo:font-size="12pt" officeooo:rsid="00d364a1" style:font-size-asian="12pt" style:font-size-complex="12pt"/>
    </style:style>
    <style:style style:name="T15" style:family="text">
      <style:text-properties fo:font-family="'Liberation Mono'" style:font-family-generic="roman" style:font-pitch="variable" fo:font-size="11pt" fo:font-style="normal" fo:font-weight="normal" style:font-size-asian="11pt" style:font-style-asian="normal" style:font-weight-asian="normal"/>
    </style:style>
    <style:style style:name="T16" style:family="text">
      <style:text-properties officeooo:rsid="00fa462a"/>
    </style:style>
    <style:style style:name="T17" style:family="text">
      <style:text-properties officeooo:rsid="01184f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se <draw:frame draw:style-name="fr1" draw:name="Object8" text:anchor-type="as-char" svg:y="-0.5425in" svg:width="0.6335in" svg:height="0.681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=<draw:frame draw:style-name="fr1" draw:name="Object6" text:anchor-type="as-char" svg:y="-0.1398in" svg:width="0.3173in" svg:height="0.2783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3"><text:span text:style-name="T1">⇔(</text:span><draw:frame draw:style-name="fr1" draw:name="Object1" text:anchor-type="as-char" svg:y="-0.5425in" svg:width="0.6335in" svg:height="0.6811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draw:frame draw:style-name="fr1" draw:name="Object4" text:anchor-type="as-char" svg:y="-0.3283in" svg:width="0.6in" svg:height="0.3783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=</text:span><draw:frame draw:style-name="fr1" draw:name="Object2" text:anchor-type="as-char" svg:y="-0.6311in" svg:width="0.8346in" svg:height="0.770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">=</text:span><text:span text:style-name="T4"><draw:frame draw:style-name="fr1" draw:name="Object11" text:anchor-type="as-char" svg:y="-0.1398in" svg:width="0.3in" svg:height="0.2783in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 = </text:span><text:span text:style-name="T4"><draw:frame draw:style-name="fr1" draw:name="Object3" text:anchor-type="as-char" svg:y="-0.3283in" svg:width="0.6173in" svg:height="0.4673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=</text:span><text:span text:style-name="T4"><draw:frame draw:style-name="fr1" draw:name="Object18" text:anchor-type="as-char" svg:y="-0.1398in" svg:width="0.5173in" svg:height="0.2783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4"/>
      <text:p text:style-name="P5"><text:span text:style-name="T7">⇒</text:span><draw:frame draw:style-name="fr1" draw:name="Object9" text:anchor-type="as-char" svg:y="-0.1398in" svg:width="0.3in" svg:height="0.2783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6">=</text:span><text:span text:style-name="T4"><draw:frame draw:style-name="fr1" draw:name="Object7" text:anchor-type="as-char" svg:y="-0.1398in" svg:width="0.5173in" svg:height="0.2783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 </text:span><text:span text:style-name="T8">is </text:span><text:span text:style-name="T9">absurd</text:span><text:span text:style-name="T8"> </text:span><text:span text:style-name="T10">so</text:span></text:p>
      <text:p text:style-name="P6"/>
      <text:p text:style-name="P6"/>
      <text:p text:style-name="P6"/>
      <text:p text:style-name="P7"><text:span text:style-name="T11"><draw:frame draw:style-name="fr1" draw:name="Object10" text:anchor-type="as-char" svg:y="-0.5425in" svg:width="0.4346in" svg:height="0.6811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=</text:span><text:span text:style-name="T13">(</text:span><text:span text:style-name="T14"><draw:frame draw:style-name="fr1" draw:name="Object5" text:anchor-type="as-char" svg:y="-0.1398in" svg:width="0.5in" svg:height="0.2783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 </text:span><text:span text:style-name="T15">∨</text:span><text:span text:style-name="T13"> </text:span><text:span text:style-name="T12"><draw:frame draw:style-name="fr1" draw:name="Object16" text:anchor-type="as-char" svg:y="-0.1398in" svg:width="0.3in" svg:height="0.27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3">)</text:span></text:p>
      <text:p text:style-name="P8"/>
      <text:p text:style-name="P9"><text:span text:style-name="T16"><draw:frame draw:style-name="fr1" draw:name="Object12" text:anchor-type="as-char" svg:y="-0.3283in" svg:width="0.4in" svg:height="0.467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=</text:span><text:span text:style-name="T4"><draw:frame draw:style-name="fr1" draw:name="Object13" text:anchor-type="as-char" svg:y="-0.1398in" svg:width="0.5in" svg:height="0.27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0"/>
      <text:p text:style-name="P9"><draw:frame draw:style-name="fr1" draw:name="Object14" text:anchor-type="as-char" svg:y="-0.3283in" svg:width="0.4016in" svg:height="0.467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7">=</text:span><draw:frame draw:style-name="fr1" draw:name="Object15" text:anchor-type="as-char" svg:y="-0.1398in" svg:width="0.5in" svg:height="0.278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4DT20H19M30S</meta:editing-duration>
    <meta:editing-cycles>226</meta:editing-cycles>
    <meta:generator>LibreOffice/25.8.3.2$Linux_X86_64 LibreOffice_project/580$Build-2</meta:generator>
    <meta:printed-by>PDF files</meta:printed-by>
    <dc:date>2025-12-03T08:26:37.732971224</dc:date>
    <meta:document-statistic meta:table-count="0" meta:image-count="0" meta:object-count="17" meta:page-count="1" meta:paragraph-count="6" meta:word-count="14" meta:character-count="40" meta:non-whitespace-character-count="32"/>
  </office:meta>
</office:document-meta>
</file>

<file path=Object 1/content.xml><?xml version="1.0" encoding="utf-8"?>
<math xmlns="http://www.w3.org/1998/Math/MathML" display="block">
  <semantics>
    <msub>
      <mi mathvariant="normal">A</mi>
      <mrow>
        <mrow>
          <mn>0</mn>
          <mo stretchy="false">&lt;</mo>
          <mtext>|</mtext>
        </mrow>
        <mn>0</mn>
      </mrow>
    </msub>
    <annotation encoding="StarMath 5.0">A_{0&lt;"|"0}</annotation>
  </semantics>
</math>
</file>

<file path=Object 10/content.xml><?xml version="1.0" encoding="utf-8"?>
<math xmlns="http://www.w3.org/1998/Math/MathML" display="block">
  <semantics>
    <msubsup>
      <mi mathvariant="normal">N</mi>
      <mrow>
        <mn>0</mn>
        <mi mathvariant="normal">≤</mi>
      </mrow>
      <mfrac>
        <mn>1</mn>
        <msub>
          <mi mathvariant="normal">N</mi>
          <mrow>
            <mn>1</mn>
            <mi mathvariant="normal">≤</mi>
          </mrow>
        </msub>
      </mfrac>
    </msubsup>
    <annotation encoding="StarMath 5.0">N^{1over N_{1≤}}_{0≤}</annotation>
  </semantics>
</math>
</file>

<file path=Object 11/content.xml><?xml version="1.0" encoding="utf-8"?>
<math xmlns="http://www.w3.org/1998/Math/MathML" display="block">
  <semantics>
    <msub>
      <mi mathvariant="normal">N</mi>
      <mrow>
        <mn>2</mn>
        <mi mathvariant="normal">≤</mi>
      </mrow>
    </msub>
    <annotation encoding="StarMath 5.0">N_{2≤}</annotation>
  </semantics>
</math>
</file>

<file path=Object 12/content.xml><?xml version="1.0" encoding="utf-8"?>
<math xmlns="http://www.w3.org/1998/Math/MathML" display="block">
  <semantics>
    <msub>
      <mi mathvariant="normal">N</mi>
      <mrow>
        <mn>2</mn>
        <mi mathvariant="normal">≤</mi>
      </mrow>
    </msub>
    <annotation encoding="StarMath 5.0">N_{2≤}</annotation>
  </semantics>
</math>
</file>

<file path=Object 13/content.xml><?xml version="1.0" encoding="utf-8"?>
<math xmlns="http://www.w3.org/1998/Math/MathML" display="block">
  <semantics>
    <msubsup>
      <mi mathvariant="normal">N</mi>
      <mrow>
        <mn>0</mn>
        <mi mathvariant="normal">≤</mi>
      </mrow>
      <msub>
        <mi mathvariant="normal">N</mi>
        <mrow>
          <mn>0</mn>
          <mi mathvariant="normal">≤</mi>
        </mrow>
      </msub>
    </msubsup>
    <annotation encoding="StarMath 5.0">N^{N_{0≤}}_{0≤}</annotation>
  </semantics>
</math>
</file>

<file path=Object 14/content.xml><?xml version="1.0" encoding="utf-8"?>
<math xmlns="http://www.w3.org/1998/Math/MathML" display="block">
  <semantics>
    <msub>
      <mi mathvariant="normal">N</mi>
      <mrow>
        <mn>0</mn>
        <mi mathvariant="normal">≤</mi>
        <mtext>|</mtext>
        <mn>0</mn>
      </mrow>
    </msub>
    <annotation encoding="StarMath 5.0">N_{0≤"|"0}</annotation>
  </semantics>
</math>
</file>

<file path=Object 15/content.xml><?xml version="1.0" encoding="utf-8"?>
<math xmlns="http://www.w3.org/1998/Math/MathML" display="block">
  <semantics>
    <msubsup>
      <mi mathvariant="normal">I</mi>
      <mrow>
        <mn>0</mn>
        <mtext>&lt;</mtext>
      </mrow>
      <msub>
        <mi mathvariant="normal">N</mi>
        <mrow>
          <mn>1</mn>
          <mi mathvariant="normal">≤</mi>
        </mrow>
      </msub>
    </msubsup>
    <annotation encoding="StarMath 5.0">I^{N_{1≤}}_{0"&lt;"}</annotation>
  </semantics>
</math>
</file>

<file path=Object 16/content.xml><?xml version="1.0" encoding="utf-8"?>
<math xmlns="http://www.w3.org/1998/Math/MathML" display="block">
  <semantics>
    <msub>
      <mi mathvariant="normal">I</mi>
      <mrow>
        <mrow>
          <mn>0</mn>
          <mo stretchy="false">&lt;</mo>
          <mtext>|</mtext>
        </mrow>
        <mn>0</mn>
      </mrow>
    </msub>
    <annotation encoding="StarMath 5.0">I_{0&lt;"|"0}</annotation>
  </semantics>
</math>
</file>

<file path=Object 17/content.xml><?xml version="1.0" encoding="utf-8"?>
<math xmlns="http://www.w3.org/1998/Math/MathML" display="block">
  <semantics>
    <msub>
      <mi mathvariant="normal">I</mi>
      <mrow>
        <mn>0</mn>
        <mtext>&lt;</mtext>
      </mrow>
    </msub>
    <annotation encoding="StarMath 5.0">I_{0"&lt;"}</annotation>
  </semantics>
</math>
</file>

<file path=Object 2/content.xml><?xml version="1.0" encoding="utf-8"?>
<math xmlns="http://www.w3.org/1998/Math/MathML" display="block">
  <semantics>
    <msubsup>
      <mi mathvariant="normal">N</mi>
      <mrow>
        <mn>2</mn>
        <mi mathvariant="normal">≤</mi>
      </mrow>
      <mfrac>
        <mn>1</mn>
        <msub>
          <mi mathvariant="normal">N</mi>
          <mrow>
            <mn>2</mn>
            <mi mathvariant="normal">≤</mi>
            <mtext>|</mtext>
            <mn>0</mn>
          </mrow>
        </msub>
      </mfrac>
    </msubsup>
    <annotation encoding="StarMath 5.0">N^{1over N_{2≤"|"0}}_{2≤}</annotation>
  </semantics>
</math>
</file>

<file path=Object 3/content.xml><?xml version="1.0" encoding="utf-8"?>
<math xmlns="http://www.w3.org/1998/Math/MathML" display="block">
  <semantics>
    <msubsup>
      <mi mathvariant="normal">N</mi>
      <mrow>
        <mn>2</mn>
        <mi mathvariant="normal">≤</mi>
      </mrow>
      <mrow>
        <mfrac>
          <msub>
            <mi mathvariant="normal">N</mi>
            <mrow>
              <mn>2</mn>
              <mi mathvariant="normal">≤</mi>
              <mtext>|</mtext>
              <mn>0</mn>
            </mrow>
          </msub>
          <msub>
            <mi mathvariant="normal">N</mi>
            <mrow>
              <mn>2</mn>
              <mi mathvariant="normal">≤</mi>
              <mtext>|</mtext>
              <mn>0</mn>
            </mrow>
          </msub>
        </mfrac>
        <mo stretchy="false">=</mo>
        <mn>1</mn>
      </mrow>
    </msubsup>
    <annotation encoding="StarMath 5.0">N^{N_{2≤"|"0}over N_{2≤"|"0}=1}_{2≤}</annotation>
  </semantics>
</math>
</file>

<file path=Object 4/content.xml><?xml version="1.0" encoding="utf-8"?>
<math xmlns="http://www.w3.org/1998/Math/MathML" display="block">
  <semantics>
    <msup>
      <mtext>)</mtext>
      <msub>
        <mi mathvariant="normal">N</mi>
        <mrow>
          <mn>2</mn>
          <mi mathvariant="normal">≤</mi>
          <mtext>|</mtext>
          <mn>0</mn>
        </mrow>
      </msub>
    </msup>
    <annotation encoding="StarMath 5.0">")"^{N_{2≤"|"0}}</annotation>
  </semantics>
</math>
</file>

<file path=Object 5/content.xml><?xml version="1.0" encoding="utf-8"?>
<math xmlns="http://www.w3.org/1998/Math/MathML" display="block">
  <semantics>
    <msub>
      <mi mathvariant="normal">N</mi>
      <mrow>
        <mn>0</mn>
        <mi mathvariant="normal">≤</mi>
        <mtext>|</mtext>
        <mn>0</mn>
      </mrow>
    </msub>
    <annotation encoding="StarMath 5.0">N_{0≤"|"0}</annotation>
  </semantics>
</math>
</file>

<file path=Object 6/content.xml><?xml version="1.0" encoding="utf-8"?>
<math xmlns="http://www.w3.org/1998/Math/MathML" display="block">
  <semantics>
    <msubsup>
      <mi mathvariant="normal">A</mi>
      <mrow>
        <mn>0</mn>
        <mtext>&lt;</mtext>
      </mrow>
      <msub>
        <mi mathvariant="normal">N</mi>
        <mrow>
          <mn>2</mn>
          <mi mathvariant="normal">≤</mi>
          <mtext>|</mtext>
          <mn>0</mn>
        </mrow>
      </msub>
    </msubsup>
    <annotation encoding="StarMath 5.0">A^{N_{2≤"|"0}}_{0"&lt;"}</annotation>
  </semantics>
</math>
</file>

<file path=Object 7/content.xml><?xml version="1.0" encoding="utf-8"?>
<math xmlns="http://www.w3.org/1998/Math/MathML" display="block">
  <semantics>
    <msub>
      <mi mathvariant="normal">A</mi>
      <mrow>
        <mn>0</mn>
        <mtext>&lt;</mtext>
      </mrow>
    </msub>
    <annotation encoding="StarMath 5.0">A_{0"&lt;"}</annotation>
  </semantics>
</math>
</file>

<file path=Object 8/content.xml><?xml version="1.0" encoding="utf-8"?>
<math xmlns="http://www.w3.org/1998/Math/MathML" display="block">
  <semantics>
    <msubsup>
      <mi mathvariant="normal">N</mi>
      <mrow>
        <mn>2</mn>
        <mi mathvariant="normal">≤</mi>
      </mrow>
      <mfrac>
        <mn>1</mn>
        <msub>
          <mi mathvariant="normal">N</mi>
          <mrow>
            <mn>2</mn>
            <mi mathvariant="normal">≤</mi>
            <mtext>|</mtext>
            <mn>0</mn>
          </mrow>
        </msub>
      </mfrac>
    </msubsup>
    <annotation encoding="StarMath 5.0">N^{1over N_{2≤"|"0}}_{2≤}</annotation>
  </semantics>
</math>
</file>

<file path=Object 9/content.xml><?xml version="1.0" encoding="utf-8"?>
<math xmlns="http://www.w3.org/1998/Math/MathML" display="block">
  <semantics>
    <msub>
      <mi mathvariant="normal">A</mi>
      <mrow>
        <mrow>
          <mn>0</mn>
          <mo stretchy="false">&lt;</mo>
          <mtext>|</mtext>
        </mrow>
        <mn>0</mn>
      </mrow>
    </msub>
    <annotation encoding="StarMath 5.0">A_{0&lt;"|"0}</annotation>
  </semantics>
</math>
</file>